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ExtSampler.get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BaseEntryDN( String newbase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bindOp( LdapExtClient ldap , DirContext dirContext ,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ExtSampl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ingleBindOp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ExtSampler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Retobj( String newR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Timel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UserP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Con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UserModAttribut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DAPExtSampler.sortResults( final ArrayList sortedResul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DAPExtSampler.getTimelimA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unbindOp( LdapExtClient ldap , DirContext dirContext ,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ExtSampler.setServername( String 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ExtSampler.getLDAP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ConnTimeOut( String conn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Timelim( String newT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normaliseSearchDN( final SearchResult sr , final String searchBase , final String rootD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DAPExtSampler.setCountlim( String newC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WriteValue( final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ExtSampler.setSecure( String s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User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ExtSampl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Basic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ExtSampler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Countl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RequestAttributes( String req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DAPExtSampler.isD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ExtSampler.writeSearchResult( final SearchResult sr , final XMLBuffer xmlb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LDAPExtSampler.deleteTest( LdapExtClient ldap , DirContext dirContext ,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xtSampler.testEnded(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ExtSampler.getBaseEntry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ortAttributes( final ArrayList sorted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ExtSampler.writeSearchResults( final XMLBuffer xmlb , final NamingEnumeration sr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DAPExtSampler.getCountlimAs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ScopeA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Arguments( Argument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isParse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User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ExtSampler.setAttrs( String new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Rootdn( String newRoot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UserPw( String newUser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ParseFlag( String parse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ExtSampler.sample( Entry 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">
            <text:p text:style-name="Table_20_Contents">8</text:p>
          </table:table-cell>
          <table:table-cell office:value-type="float" office:value="147">
            <text:p text:style-name="Table_20_Contents">147</text:p>
          </table:table-cell>
        </table:table-row>
        <table:table-row>
          <table:table-cell office:value-type="string">
            <text:p text:style-name="Table_20_Contents">LDAPExtSampler.isRet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UserDN( String newUser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LDAPArguments( LDAPArgument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modifyTest( LdapExtClient ldap , DirContext dirContext ,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xtSampler.setScope( String new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LDAPExt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ExtSampler.compareToReverse( final String s1 , final String s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ExtSampler.setTest( String new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addTest( LdapExtClient ldap , DirContext dirContext ,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xtSampler.setPort(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setDeref( String newD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Sampler.renameTest( LdapExtClient ldap , DirContext dirContext ,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xtSampler.getRoot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